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139in" table:align="left"/>
    </style:style>
    <style:style style:name="Table1.A" style:family="table-column">
      <style:table-column-properties style:column-width="0.5604in"/>
    </style:style>
    <style:style style:name="Table1.B" style:family="table-column">
      <style:table-column-properties style:column-width="6.2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officeooo:rsid="000f3e04" officeooo:paragraph-rsid="000f3e04" style:font-size-asian="10pt" style:font-size-complex="10pt"/>
    </style:style>
    <style:style style:name="P2" style:family="paragraph" style:parent-style-name="Table_20_Contents">
      <style:text-properties style:font-name="Arial" fo:font-size="10pt" officeooo:rsid="00127171" officeooo:paragraph-rsid="00127171" style:font-size-asian="10pt" style:font-size-complex="10pt"/>
    </style:style>
    <style:style style:name="P3" style:family="paragraph" style:parent-style-name="Table_20_Contents">
      <style:text-properties style:font-name="Arial" fo:font-size="10pt" officeooo:rsid="00129e0d" officeooo:paragraph-rsid="00129e0d" style:font-size-asian="10pt" style:font-size-complex="10pt"/>
    </style:style>
    <style:style style:name="P4" style:family="paragraph" style:parent-style-name="Table_20_Contents">
      <style:text-properties style:font-name="Arial" fo:font-size="11pt" fo:font-weight="bold" officeooo:rsid="000f3e04" officeooo:paragraph-rsid="000f3e0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officeooo:rsid="0002d016" officeooo:paragraph-rsid="0002d016"/>
    </style:style>
    <style:style style:name="P6" style:family="paragraph" style:parent-style-name="Standard">
      <style:text-properties style:font-name="Arial" officeooo:rsid="0004cb2d" officeooo:paragraph-rsid="0004cb2d"/>
    </style:style>
    <style:style style:name="P7" style:family="paragraph" style:parent-style-name="Standard">
      <style:text-properties style:font-name="Arial" officeooo:rsid="000c08bd" officeooo:paragraph-rsid="000c08bd"/>
    </style:style>
    <style:style style:name="P8" style:family="paragraph" style:parent-style-name="Standard">
      <style:text-properties style:font-name="Arial" officeooo:rsid="000f3e04" officeooo:paragraph-rsid="000f3e04"/>
    </style:style>
    <style:style style:name="P9" style:family="paragraph" style:parent-style-name="Standard">
      <style:text-properties style:font-name="Arial" fo:font-size="10pt" officeooo:rsid="000f3e04" officeooo:paragraph-rsid="000f3e04" style:font-size-asian="10pt" style:font-size-complex="10pt"/>
    </style:style>
    <style:style style:name="P10" style:family="paragraph" style:parent-style-name="Standard">
      <style:text-properties style:font-name="Arial" fo:font-size="14pt" officeooo:rsid="0002d016" style:font-size-asian="14pt" style:font-size-complex="14pt"/>
    </style:style>
    <style:style style:name="P11" style:family="paragraph" style:parent-style-name="Standard">
      <style:text-properties style:font-name="Arial" fo:font-size="12pt" officeooo:rsid="0002d016" officeooo:paragraph-rsid="0002d016" style:font-size-asian="12pt" style:font-size-complex="12pt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rsid="001a0701" officeooo:paragraph-rsid="001a0701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officeooo:rsid="001b9d23" officeooo:paragraph-rsid="001b9d23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rsid="001c11a9" officeooo:paragraph-rsid="001c11a9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224252" officeooo:paragraph-rsid="00224252"/>
    </style:style>
    <style:style style:name="P16" style:family="paragraph" style:parent-style-name="Standard">
      <style:text-properties style:font-name="Arial" style:text-underline-style="none" officeooo:rsid="001db90c" officeooo:paragraph-rsid="001db90c"/>
    </style:style>
    <style:style style:name="P17" style:family="paragraph" style:parent-style-name="Standard">
      <style:text-properties style:font-name="Arial" officeooo:rsid="00224252" officeooo:paragraph-rsid="00224252"/>
    </style:style>
    <style:style style:name="P18" style:family="paragraph" style:parent-style-name="Standard">
      <style:text-properties style:font-name="Courier New" fo:font-size="10pt" officeooo:rsid="000f3e04" officeooo:paragraph-rsid="000f3e04" style:font-size-asian="10pt" style:font-size-complex="10pt"/>
    </style:style>
    <style:style style:name="P19" style:family="paragraph" style:parent-style-name="Standard">
      <style:text-properties officeooo:paragraph-rsid="0019bd54"/>
    </style:style>
    <style:style style:name="P20" style:family="paragraph" style:parent-style-name="Standard">
      <style:text-properties style:font-name="Arial" style:text-underline-style="none" officeooo:rsid="001e61a7" officeooo:paragraph-rsid="002654b9"/>
    </style:style>
    <style:style style:name="P21" style:family="paragraph" style:parent-style-name="Standard">
      <style:text-properties style:font-name="Arial" style:text-underline-style="none" officeooo:rsid="002654b9" officeooo:paragraph-rsid="002654b9"/>
    </style:style>
    <style:style style:name="P22" style:family="paragraph" style:parent-style-name="Standard">
      <style:text-properties style:font-name="Arial" officeooo:rsid="0004cb2d" officeooo:paragraph-rsid="0029a3a6"/>
    </style:style>
    <style:style style:name="P23" style:family="paragraph" style:parent-style-name="Standard">
      <style:text-properties style:font-name="Courier New" fo:font-size="9pt" style:text-underline-style="none" officeooo:rsid="002654b9" officeooo:paragraph-rsid="002654b9" style:font-size-asian="9pt" style:font-size-complex="9pt"/>
    </style:style>
    <style:style style:name="T1" style:family="text">
      <style:text-properties officeooo:rsid="00059a62"/>
    </style:style>
    <style:style style:name="T2" style:family="text">
      <style:text-properties officeooo:rsid="000e027f"/>
    </style:style>
    <style:style style:name="T3" style:family="text">
      <style:text-properties officeooo:rsid="000f5049"/>
    </style:style>
    <style:style style:name="T4" style:family="text">
      <style:text-properties style:font-name="Courier New" fo:font-size="10pt" officeooo:rsid="000e027f" style:font-size-asian="10pt" style:font-size-complex="10pt"/>
    </style:style>
    <style:style style:name="T5" style:family="text">
      <style:text-properties style:font-name="Courier New" fo:font-size="10pt" officeooo:rsid="00235ec6" style:font-size-asian="10pt" style:font-size-complex="10pt"/>
    </style:style>
    <style:style style:name="T6" style:family="text">
      <style:text-properties style:font-name="Courier New" fo:font-size="10pt" officeooo:rsid="00249463" style:font-size-asian="10pt" style:font-size-complex="10pt"/>
    </style:style>
    <style:style style:name="T7" style:family="text">
      <style:text-properties style:font-name="Arial" officeooo:rsid="0018fef8"/>
    </style:style>
    <style:style style:name="T8" style:family="text">
      <style:text-properties style:font-name="Arial" officeooo:rsid="0019bd54"/>
    </style:style>
    <style:style style:name="T9" style:family="text">
      <style:text-properties style:font-name="Arial" officeooo:rsid="000f3e04"/>
    </style:style>
    <style:style style:name="T10" style:family="text">
      <style:text-properties style:font-name="Arial" officeooo:rsid="0029a3a6"/>
    </style:style>
    <style:style style:name="T11" style:family="text">
      <style:text-properties fo:color="#000000" style:font-name="Courier New" fo:font-size="10pt" style:font-size-asian="10pt" style:font-size-complex="10pt"/>
    </style:style>
    <style:style style:name="T12" style:family="text">
      <style:text-properties fo:color="#000000" style:font-name="Courier New" fo:font-size="10pt" officeooo:rsid="0019bd54" style:font-size-asian="10pt" style:font-size-complex="10pt"/>
    </style:style>
    <style:style style:name="T13" style:family="text">
      <style:text-properties officeooo:rsid="001e61a7"/>
    </style:style>
    <style:style style:name="T14" style:family="text">
      <style:text-properties officeooo:rsid="001ed636"/>
    </style:style>
    <style:style style:name="T15" style:family="text">
      <style:text-properties officeooo:rsid="00207794"/>
    </style:style>
    <style:style style:name="T16" style:family="text">
      <style:text-properties officeooo:rsid="002340f0"/>
    </style:style>
    <style:style style:name="T17" style:family="text">
      <style:text-properties officeooo:rsid="00235ec6"/>
    </style:style>
    <style:style style:name="T18" style:family="text">
      <style:text-properties officeooo:rsid="00249463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0pt" style:font-size-asian="10pt" style:font-size-complex="10pt"/>
    </style:style>
    <style:style style:name="T22" style:family="text">
      <style:text-properties style:font-name="Courier New" fo:font-size="9pt" style:font-size-asian="9pt" style:font-size-complex="9pt"/>
    </style:style>
    <style:style style:name="T23" style:family="text">
      <style:text-properties officeooo:rsid="00268504"/>
    </style:style>
    <style:style style:name="T24" style:family="text">
      <style:text-properties officeooo:rsid="0027f7b1"/>
    </style:style>
    <style:style style:name="T25" style:family="text">
      <style:text-properties officeooo:rsid="0018f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ulti-Scale Viewer <text:span text:style-name="T15">v0.9 </text:span>Instructions</text:p>
      <text:p text:style-name="P11">October 2<text:span text:style-name="T17">7</text:span>, 2015</text:p>
      <text:p text:style-name="P5"/>
      <text:p text:style-name="P6">The Multi-Scale Viewer can be used to view an overall view of a set of data volumes. The Viewer will render a bounding box in 3D for each data volume in the set. The position and origin of each volume is rendered to scale <text:span text:style-name="T1">to help the user understand the spatial relationship between volumes. This scaling rule holds only for volumes whose largest dimension is at least 1% of the largest dimension of all volumes in the entire set. This rule ensures that a volume bounding box is not rendered too small to be seen.</text:span></text:p>
      <text:p text:style-name="P22"><text:span text:style-name="T25">The Multi-Scale Viewer is currently only supported on Mac OS 10.10 and above.</text:span></text:p>
      <text:p text:style-name="P22"/>
      <text:p text:style-name="P12">Installation Requirements</text:p>
      <text:p text:style-name="P16">SCI software Seg3D must be installed. <text:span text:style-name="T13">See</text:span> <text:a xlink:type="simple" xlink:href="http://sci.utah.edu/cibc-software/seg3d.html" text:style-name="Internet_20_link" text:visited-style-name="Visited_20_Internet_20_Link">http://sci.utah.edu/cibc-software/seg3d.html</text:a> for details.</text:p>
      <text:p text:style-name="P20">The VTK library version 6.<text:span text:style-name="T18">3.0</text:span> must also be installed. <text:span text:style-name="T18">The recommended method of installation is homebrew. If homebrew is not installed, use the command:</text:span></text:p>
      <text:p text:style-name="P21"><text:span text:style-name="T22">ruby -e “$(curl -fsSL </text:span><text:a xlink:type="simple" xlink:href="https://raw.githubusercontent.com/Homebrew/install/master/install" text:style-name="Internet_20_link" text:visited-style-name="Visited_20_Internet_20_Link"><text:span text:style-name="T22">https://raw.githubusercontent.com/Homebrew/install/master/install</text:span></text:a><text:span text:style-name="T22">)”</text:span></text:p>
      <text:p text:style-name="P21">and then the homebrew command:</text:p>
      <text:p text:style-name="P23">brew install homebrew/science/vtk –with-qt</text:p>
      <text:p text:style-name="P21">to install VTK 6.3.0 <text:span text:style-name="T24">(this process will take a little while)</text:span>. <text:span text:style-name="T23">If a manual install is desired (or if homebrew won't install version 6.3.0), see </text:span><text:a xlink:type="simple" xlink:href="http://www.vtk.org/download/" text:style-name="Internet_20_link" text:visited-style-name="Visited_20_Internet_20_Link"><text:span text:style-name="T23">http://www.vtk.org/download/</text:span></text:a><text:span text:style-name="T23"> for details.</text:span></text:p>
      <text:p text:style-name="P12"/>
      <text:p text:style-name="P13">Volume Set Configuration</text:p>
      <text:p text:style-name="P7">The <text:span text:style-name="T2">full set of volumes is defined in a single text file named </text:span><text:span text:style-name="T4">load_</text:span><text:span text:style-name="T5">volumes</text:span><text:span text:style-name="T4">.txt</text:span><text:span text:style-name="T2">, which resides in the same directory as the viewer executable. This is an ASCII text file with one data field per line. In this file, each volume is described by 6 lines. The format of this file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ine #</text:p>
          </table:table-cell>
          <table:table-cell table:style-name="Table1.B1" office:value-type="string">
            <text:p text:style-name="P4">Field 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9">Contains the text "VOLUME" only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9">Contains an ABSOLUTE file path to the file or series of files to <text:span text:style-name="T3">be </text:span>displayed with this volume. This can be an individual nrrd file, or a file filter pattern to specify a series of files that will be opened and stacked in order to create the volume. Two examples are below, the first for an individual file and the second for a series:</text:p>
            <text:p text:style-name="P18">/Users/Joe/path/to/singleVolumeFile.nrrd</text:p>
            <text:p text:style-name="P18">/Users/Joe/path/to/ImageSeries_00*.tiff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2">Origin of the volume in 3 dimensions. 3 floating-point values are provided with a space between them.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3">X and Y dimensions of a cross section of the volume in the XY plane, values floating-point with a space between them.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3">Number of slices in the Z dimension (single floating point value)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3">Spacing between slices in the Z axis (single floating point value)</text:p>
          </table:table-cell>
        </table:table-row>
      </table:table>
      <text:p text:style-name="P8"/>
      <text:p text:style-name="P14">Running the Application</text:p>
      <text:p text:style-name="P19"><text:span text:style-name="T7">Once the </text:span><text:span text:style-name="T4">load_</text:span><text:span text:style-name="T6">volum</text:span><text:span text:style-name="T4">es.txt</text:span><text:span text:style-name="T7"> file has been configured with the desired volume settings, the Viewer </text:span><text:span text:style-name="T8">can be started. First, run Seg3D software by running it from a Terminal window with the specified socket port number of 9999. An example path might look like this: </text:span><text:span text:style-name="T12">/Applications/Seg3D2.app/Contents/MacOS/Seg3D2 --socket=9999</text:span><text:span text:style-name="T8">. The Viewer is then</text:span><text:span text:style-name="T7"> started by running </text:span><text:span text:style-name="T11">./multiscale </text:span><text:span text:style-name="T7">(or similar path) in a Terminal window. </text:span></text:p>
      <text:p text:style-name="P7"/>
      <text:p text:style-name="P15"><text:soft-page-break/>Using the Application</text:p>
      <text:p text:style-name="P17">By left-clicking &amp; dragging, the 3D view of the volume bounding boxes changes by rotating the camera. Holding the shift button pans the camera. Scrolling the mouse wheel (or two-finger drag) zooms the camera. Left-flicking anywhere on the bounding box of a volume will print its detail in the Terminal window, and then open that volume in Seg3D. If a “connection refused” message appears, then it should be verified that Seg3D is running with the <text:span text:style-name="T12">--socket=9999</text:span> option. <text:span text:style-name="T16">Press 'q' in the viewer to quit the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29:46.213091000</meta:creation-date>
    <dc:date>2015-10-28T10:05:47.260201000</dc:date>
    <meta:editing-duration>PT1H36M18S</meta:editing-duration>
    <meta:editing-cycles>36</meta:editing-cycles>
    <meta:generator>LibreOffice/4.4.4.3$MacOSX_X86_64 LibreOffice_project/2c39ebcf046445232b798108aa8a7e7d89552ea8</meta:generator>
    <meta:document-statistic meta:table-count="1" meta:image-count="0" meta:object-count="0" meta:page-count="2" meta:paragraph-count="33" meta:word-count="546" meta:character-count="3373" meta:non-whitespace-character-count="2861"/>
  </office:meta>
</office:document-meta>
</file>